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4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15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16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17" style:parent-style-name="Standard" style:list-style-name="LFO2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justify" fo:margin-left="0.9923in">
        <style:tab-stops/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fo:text-align="justify" fo:margin-left="0.9923in">
        <style:tab-stops/>
      </style:paragraph-properties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20" style:parent-style-name="Standard" style:family="paragraph">
      <style:paragraph-properties fo:text-align="justify" fo:margin-left="0.9923in">
        <style:tab-stops/>
      </style:paragraph-properties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21" style:parent-style-name="Standard" style:list-style-name="LFO2" style:family="paragraph"/>
    <style:style style:name="T2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Standard" style:family="paragraph">
      <style:paragraph-properties fo:margin-left="0.9923in">
        <style:tab-stops/>
      </style:paragraph-properties>
    </style:style>
    <style:style style:name="P24" style:parent-style-name="Standard" style:family="paragraph">
      <style:paragraph-properties fo:margin-left="0.9923in">
        <style:tab-stops/>
      </style:paragraph-properties>
      <style:text-properties fo:color="#002060"/>
    </style:style>
    <style:style style:name="P25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26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27" style:parent-style-name="Standard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T30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31" style:parent-style-name="Fuentedepárrafopredeter." style:family="text"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32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33" style:parent-style-name="Standard" style:family="paragraph">
      <style:paragraph-properties fo:text-align="justify"/>
    </style:style>
    <style:style style:name="T34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35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color="#002060" fo:font-size="10.5pt" style:font-size-asian="10.5pt" style:font-size-complex="10.5pt"/>
    </style:style>
    <style:style style:name="T36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37" style:parent-style-name="Standard" style:family="paragraph">
      <style:paragraph-properties fo:text-align="justify"/>
    </style:style>
    <style:style style:name="T38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T39" style:parent-style-name="Fuentedepárrafopredeter." style:family="text">
      <style:text-properties style:font-name="Arial" style:font-name-asian="Times New Roman" style:font-name-complex="Times New Roman" fo:font-weight="bold" style:font-weight-asian="bold" style:font-weight-complex="bold" fo:color="#002060" fo:font-size="10.5pt" style:font-size-asian="10.5pt" style:font-size-complex="10.5pt"/>
    </style:style>
    <style:style style:name="T40" style:parent-style-name="Fuentedepárrafopredeter." style:family="text">
      <style:text-properties style:font-name="Arial" style:font-name-asian="Times New Roman" style:font-name-complex="Times New Roman" fo:color="#002060" fo:font-size="10.5pt" style:font-size-asian="10.5pt" style:font-size-complex="10.5pt"/>
    </style:style>
    <style:style style:name="P41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42" style:parent-style-name="Standard" style:list-style-name="LFO1" style:family="paragraph">
      <style:paragraph-properties fo:text-align="justify"/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43" style:parent-style-name="Standard" style:family="paragraph">
      <style:paragraph-properties fo:text-align="justify"/>
      <style:text-properties style:font-name="Arial" style:font-name-asian="Times New Roman" style:font-name-complex="Times New Roman" fo:font-size="10.5pt" style:font-size-asian="10.5pt" style:font-size-complex="10.5pt"/>
    </style:style>
    <style:style style:name="P44" style:parent-style-name="Standard" style:list-style-name="LFO3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45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46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47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/>
    </style:style>
    <style:style style:name="P48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49" style:parent-style-name="Standard" style:list-style-name="LFO3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50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51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52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53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54" style:parent-style-name="Standard" style:list-style-name="LFO3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55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56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57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58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59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0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1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2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3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4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5" style:parent-style-name="Standard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66" style:parent-style-name="Standard" style:list-style-name="LFO3" style:family="paragraph">
      <style:paragraph-properties fo:text-align="justify" fo:margin-left="0.9847in">
        <style:tab-stops/>
      </style:paragraph-properties>
    </style:style>
    <style:style style:name="T67" style:parent-style-name="Fuentedepárrafopredeter." style:family="text">
      <style:text-properties style:font-name="Arial" style:font-name-asian="Times New Roman" style:font-name-complex="Times New Roman" fo:font-size="10.5pt" style:font-size-asian="10.5pt" style:font-size-complex="10.5pt"/>
    </style:style>
    <style:style style:name="T68" style:parent-style-name="Fuentedepárrafopredeter." style:family="text"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69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70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1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72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73" style:parent-style-name="Standard" style:list-style-name="LFO3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74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75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76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77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78" style:parent-style-name="Standard" style:list-style-name="LFO3" style:family="paragraph">
      <style:paragraph-properties fo:text-align="justify" fo:margin-left="0.9888in">
        <style:tab-stops>
          <style:tab-stop style:type="left" style:position="0.2083in"/>
        </style:tab-stops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79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80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81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82" style:parent-style-name="Standard" style:list-style-name="LFO3" style:family="paragraph">
      <style:paragraph-properties fo:text-align="justify" fo:margin-left="1.477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83" style:parent-style-name="Standard" style:list-style-name="LFO3" style:family="paragraph">
      <style:paragraph-properties fo:text-align="justify" fo:margin-left="0.9847in">
        <style:tab-stops/>
      </style:paragraph-properties>
      <style:text-properties style:font-name="Arial" style:font-name-asian="Times New Roman" style:font-name-complex="Times New Roman" fo:font-weight="bold" style:font-weight-asian="bold" fo:font-size="10.5pt" style:font-size-asian="10.5pt" style:font-size-complex="10.5pt"/>
    </style:style>
    <style:style style:name="P84" style:parent-style-name="Standard" style:list-style-name="LFO3" style:family="paragraph">
      <style:paragraph-properties fo:text-align="justify" fo:margin-left="1.4722in" fo:text-indent="-0.2451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85" style:parent-style-name="Standard" style:list-style-name="LFO3" style:family="paragraph">
      <style:paragraph-properties fo:text-align="justify" fo:margin-left="1.4722in" fo:text-indent="-0.2451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86" style:parent-style-name="Standard" style:list-style-name="LFO3" style:family="paragraph">
      <style:paragraph-properties fo:text-align="justify" fo:margin-left="1.4722in" fo:text-indent="-0.2451in">
        <style:tab-stops/>
      </style:paragraph-properties>
      <style:text-properties style:font-name="Arial" style:font-name-asian="Times New Roman" style:font-name-complex="Times New Roman" fo:font-size="10.5pt" style:font-size-asian="10.5pt" style:font-size-complex="10.5pt"/>
    </style:style>
    <style:style style:name="P87" style:parent-style-name="Standard" style:list-style-name="LFO3" style:family="paragraph">
      <style:paragraph-properties fo:text-align="justify" fo:margin-left="1.4722in" fo:text-indent="-0.2451in">
        <style:tab-stops/>
      </style:paragraph-properties>
    </style:style>
    <style:style style:name="T88" style:parent-style-name="Fuentedepárrafopredeter." style:family="text"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font-name="Arial" style:font-name-asian="Times New Roman" style:font-name-complex="Times New Roman" fo:font-weight="bold" style:font-weight-asian="bold" fo:color="#70AD47" fo:font-size="10.5pt" style:font-size-asian="10.5pt" style:font-size-complex="10.5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13"/>
      <text:list text:style-name="LFO1" text:continue-numbering="true">
        <text:list-item>
          <text:p text:style-name="P14">Lee 01_UNIDAD1_Introduccion_BD que tienes en la carpeta Teoría, y responde a las siguientes preguntas:</text:p>
          <text:list text:continue-numbering="true">
            <text:list-item>
              <text:p text:style-name="P15"><text:s/>Para un SGBD que es:</text:p>
            </text:list-item>
          </text:list>
        </text:list-item>
      </text:list>
      <text:p text:style-name="P16"/>
      <text:list text:style-name="LFO2" text:continue-numbering="true">
        <text:list-item>
          <text:p text:style-name="P17">Un Catálogo o Diccionario o Esquema:<text:s/></text:p>
        </text:list-item>
      </text:list>
      <text:p text:style-name="P18"/>
      <text:p text:style-name="P19">Contiene<text:s/>información que describen los datos de la base de datos (metadatos).</text:p>
      <text:p text:style-name="P20">El diccionario tiene que estar accesible para los usuarios.</text:p>
      <text:p text:style-name="Standard"/>
      <text:list text:style-name="LFO2" text:continue-numbering="true">
        <text:list-item>
          <text:p text:style-name="P21"><text:span text:style-name="T22">Una transacción:</text:span><text:s/></text:p>
        </text:list-item>
      </text:list>
      <text:p text:style-name="P23"/>
      <text:p text:style-name="P24">Conjunto de operaciones de bases de datos que queremos que se ejecuten como un todo (todas o ninguna) y de<text:s/>forma aislada (sin interferencias) de otros conjuntos de operaciones que se ejecuten concurrentemente.</text:p>
      <text:p text:style-name="Standard"/>
      <text:p text:style-name="P25"/>
      <text:list text:style-name="LFO1" text:continue-numbering="true">
        <text:list-item>
          <text:p text:style-name="P26">Aquí tienes un ranking de <text:s/>los <text:s/>Sistemas Gestores de Base de Datos (SGBD) mas utilizados</text:p>
        </text:list-item>
      </text:list>
      <text:p text:style-name="P27">http://db-engines.com/en/ranking</text:p>
      <text:p text:style-name="P28"><text:span text:style-name="T29">Selecciona tres SGBD <text:s/></text:span><text:span text:style-name="T30">relacionales</text:span><text:span text:style-name="T31"><text:s text:c="2"/>y tres que no lo sean.</text:span></text:p>
      <text:p text:style-name="P32"><text:tab/></text:p>
      <text:p text:style-name="P33"><text:span text:style-name="T34"><text:tab/></text:span><text:span text:style-name="T35">Relacionales:</text:span><text:span text:style-name="T36"><text:s/>Oracle, MySQL, SQL Server</text:span></text:p>
      <text:p text:style-name="P37"><text:span text:style-name="T38"><text:tab/></text:span><text:span text:style-name="T39">No relacionales:<text:s/></text:span><text:span text:style-name="T40">Cassandra, ,MongoDB, SQLite</text:span></text:p>
      <text:p text:style-name="P41"/>
      <text:list text:style-name="LFO1" text:continue-numbering="true">
        <text:list-item>
          <text:p text:style-name="P42"><text:s/>Indica cuales de las siguientes afirmaciones son ciertas:</text:p>
        </text:list-item>
      </text:list>
      <text:p text:style-name="P43"/>
      <text:list text:style-name="LFO3" text:continue-numbering="true">
        <text:list-item>
          <text:p text:style-name="P44">Un archivo:</text:p>
          <text:list text:continue-numbering="true">
            <text:list-item>
              <text:p text:style-name="P45">es externo al programa que lo utiliza (se almacena en<text:s/>memoria masiva independientemente del programa que lo utiliza, sin conexión con el programa)</text:p>
            </text:list-item>
            <text:list-item>
              <text:p text:style-name="P46">forma parte del programa que lo usa.</text:p>
            </text:list-item>
            <text:list-item>
              <text:p text:style-name="P47">es independiente del programa que lo usa, pero se almacena en memoria masiva ligado a éste.</text:p>
            </text:list-item>
            <text:list-item>
              <text:p text:style-name="P48">se carga en la memoria principal conjuntamente con el programa que lo usa, formando un todo.</text:p>
            </text:list-item>
          </text:list>
        </text:list-item>
        <text:list-item>
          <text:p text:style-name="P49">Un registro de un archivo es:</text:p>
          <text:list text:continue-numbering="true">
            <text:list-item>
              <text:p text:style-name="P50">el archivo, cuando está en memoria principal</text:p>
            </text:list-item>
            <text:list-item>
              <text:p text:style-name="P51">un dato individual o ítem del mismo (el DNI de un alumno, o la matrícula de un coche)</text:p>
            </text:list-item>
            <text:list-item>
              <text:p text:style-name="P52">la información almacenada en memoria<text:s/>principal o disco correspondiente a una línea de pantalla.</text:p>
            </text:list-item>
            <text:list-item>
              <text:p text:style-name="P53">una unidad o elemento constitutivo del archivo (información sobre un alumno, por ejemplo)</text:p>
            </text:list-item>
          </text:list>
        </text:list-item>
        <text:list-item>
          <text:p text:style-name="P54">Un campo de un archivo es:</text:p>
          <text:list text:continue-numbering="true">
            <text:list-item>
              <text:p text:style-name="P55">una unidad o elemento constitutivo de un archivo (información sobre un alumno,<text:s/>por ejemplo.</text:p>
            </text:list-item>
            <text:list-item>
              <text:p text:style-name="P56">el propio archivo, cuando está en memoria principal</text:p>
            </text:list-item>
            <text:list-item>
              <text:p text:style-name="P57">un dato individual o ítem de un archivo (el DNI de un alumno, o la matricula de un coche)</text:p>
            </text:list-item>
            <text:list-item>
              <text:p text:style-name="P58">la información almacenada en memoria principal o disco correspondiente a una línea de pantalla.</text:p>
            </text:list-item>
          </text:list>
        </text:list-item>
      </text:list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list text:style-name="LFO3" text:continue-numbering="true">
        <text:list-item>
          <text:p text:style-name="P66"><text:span text:style-name="T67"><text:s text:c="3"/></text:span><text:span text:style-name="T68">Una clave, en un archivo, es:</text:span></text:p>
          <text:list text:continue-numbering="true">
            <text:list-item>
              <text:p text:style-name="P69">un campo (o varios) que identifica a cada registro del archivo.</text:p>
            </text:list-item>
            <text:list-item>
              <text:p text:style-name="P70">un campo (o varios) utilizado que identifica al registro y se usa para localizarlo dentro de un archivo</text:p>
            </text:list-item>
            <text:list-item>
              <text:p text:style-name="P71">a dirección en disco donde comienza la ubicación del<text:s/>archivo</text:p>
            </text:list-item>
            <text:list-item>
              <text:p text:style-name="P72">un carácter especial que se usa para delimitar o separar registros en un archivo dado.</text:p>
            </text:list-item>
          </text:list>
        </text:list-item>
        <text:list-item>
          <text:p text:style-name="P73">Los archivos en los que los registros se encuentran puestos consecutivamente son los de organización de tipo:</text:p>
          <text:list text:continue-numbering="true">
            <text:list-item>
              <text:p text:style-name="P74">secuencial</text:p>
            </text:list-item>
            <text:list-item>
              <text:p text:style-name="P75">indexada</text:p>
            </text:list-item>
            <text:list-item>
              <text:p text:style-name="P76">aleatoria</text:p>
            </text:list-item>
            <text:list-item>
              <text:p text:style-name="P77">directa</text:p>
            </text:list-item>
          </text:list>
        </text:list-item>
        <text:list-item>
          <text:p text:style-name="P78">En una organización secuencial de ficheros:</text:p>
          <text:list text:continue-numbering="true">
            <text:list-item>
              <text:p text:style-name="P79">hay una zona de registros, que contiene los registros ordenados según una llave, y una zona de índices, que contiene la llave y la dirección de cada registro</text:p>
            </text:list-item>
            <text:list-item>
              <text:p text:style-name="P80">los registros se almacenan de forma contigua siguiendo la secuencia<text:s/>lógica del archivo.</text:p>
            </text:list-item>
            <text:list-item>
              <text:p text:style-name="P81">junto a cada registro hay un puntero que contiene la dirección del registro siguiente.</text:p>
            </text:list-item>
            <text:list-item>
              <text:p text:style-name="P82">existe una transformación conocida que genera la dirección de cada registro a partir de una llave numérica conocida.</text:p>
            </text:list-item>
          </text:list>
        </text:list-item>
        <text:list-item>
          <text:p text:style-name="P83">Una base de datos es</text:p>
          <text:list text:continue-numbering="true">
            <text:list-item>
              <text:p text:style-name="P84">un<text:s/>programa para gestionar ficheros muy grandes</text:p>
            </text:list-item>
            <text:list-item>
              <text:p text:style-name="P85">el conjunto de datos de los usuarios almacenados en un único disco duro</text:p>
            </text:list-item>
            <text:list-item>
              <text:p text:style-name="P86">un archivo que excede la capacidad de un disco duro (necesita más de uno para almacenarse)</text:p>
            </text:list-item>
            <text:list-item>
              <text:p text:style-name="P87"><text:span text:style-name="T88">conjunto de datos de distinto tipo que sigue una</text:span><text:span text:style-name="T89"><text:s/>estructura y están relacionados entre sí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paragraph-properties style:text-autospace="none"/>
      <style:text-properties style:font-name-asian="Times New Roman" style:font-name-complex="Times New Roman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>
      <style:paragraph-properties style:text-autospace="none" fo:margin-top="0.1472in" fo:margin-bottom="0.1472in"/>
      <style:text-properties style:font-name-asian="Times New Roman" style:font-name-complex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 fo:border="0.0034in solid #000000" fo:padding="0.0138in" style:shadow="non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Standard">
      <style:paragraph-properties fo:widows="2" fo:orphans="2"/>
      <style:text-properties style:font-name="Tahoma" style:font-name-asian="Calibri" fo:font-size="8pt" style:font-size-asian="8pt" style:font-size-complex="8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Objetoconpuntadeflecha" style:display-name="Objeto con punta de flecha" style:family="paragraph" style:parent-style-name="Standard">
      <style:text-properties fo:hyphenate="false"/>
    </style:style>
    <style:style style:name="Objetoconsombra" style:display-name="Objeto con sombra" style:family="paragraph" style:parent-style-name="Standard">
      <style:text-properties fo:hyphenate="false"/>
    </style:style>
    <style:style style:name="Objetosinrelleno" style:display-name="Objeto sin relleno" style:family="paragraph" style:parent-style-name="Standard">
      <style:text-properties fo:hyphenate="false"/>
    </style:style>
    <style:style style:name="Text" style:display-name="Text" style:family="paragraph" style:parent-style-name="Descripción">
      <style:text-properties fo:hyphenate="false"/>
    </style:style>
    <style:style style:name="Cuerpodetextojustificado" style:display-name="Cuerpo de texto justificado" style:family="paragraph" style:parent-style-name="Standard">
      <style:text-properties fo:hyphenate="false"/>
    </style:style>
    <style:style style:name="Sangríadelaprimeralínea" style:display-name="Sangría de la primera línea" style:family="paragraph" style:parent-style-name="Standard">
      <style:paragraph-properties fo:text-indent="0.2361in"/>
      <style:text-properties fo:hyphenate="false"/>
    </style:style>
    <style:style style:name="Título" style:display-name="Título" style:family="paragraph" style:parent-style-name="Heading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ítulo1" style:display-name="Título1" style:family="paragraph" style:parent-style-name="Standard">
      <style:paragraph-properties fo:text-align="center"/>
      <style:text-properties fo:hyphenate="false"/>
    </style:style>
    <style:style style:name="Título2" style:display-name="Título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Standard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">
      <style:text-properties fo:hyphenate="false"/>
    </style:style>
    <style:style style:name="PredeterminadoLTGliederung1" style:display-name="Predeterminado~LT~Gliederung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PredeterminadoLTUntertitel" style:display-name="Predeterminado~LT~Untertitel" style:family="paragraph">
      <style:paragraph-properties style:text-autospace="none" fo:text-align="center"/>
      <style:text-properties style:font-name="Tahoma" style:font-name-asian="Tahoma" fo:font-size="32pt" style:font-size-asian="32pt" style:font-size-complex="32pt" fo:hyphenate="false"/>
    </style:style>
    <style:style style:name="PredeterminadoLTNotizen" style:display-name="Predeterminado~LT~Notizen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PredeterminadoLTHintergrundobjekte" style:display-name="Predeterminado~LT~Hintergrundobjekte" style:family="paragraph">
      <style:paragraph-properties style:text-autospace="none"/>
      <style:text-properties fo:hyphenate="false"/>
    </style:style>
    <style:style style:name="PredeterminadoLTHintergrund" style:display-name="Predeterminado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" style:display-name="WW-Título" style:family="paragraph">
      <style:paragraph-properties style:text-autospace="none" fo:text-align="center"/>
      <style:text-properties style:font-name="Tahoma" style:font-name-asian="Tahoma" fo:font-size="36pt" style:font-size-asian="36pt" style:font-size-complex="36pt" fo:hyphenate="false"/>
    </style:style>
    <style:style style:name="Objetosdefondo" style:display-name="Objetos de fondo" style:family="paragraph">
      <style:paragraph-properties style:text-autospace="none"/>
      <style:text-properties fo:hyphenate="false"/>
    </style:style>
    <style:style style:name="Fondo" style:display-name="Fondo" style:family="paragraph">
      <style:paragraph-properties style:text-autospace="none"/>
      <style:text-properties fo:hyphenate="false"/>
    </style:style>
    <style:style style:name="Notas" style:display-name="Notas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fo:font-size="20pt" style:font-size-asian="20pt" style:font-size-complex="20pt" fo:hyphenate="false"/>
    </style:style>
    <style:style style:name="Esquema1" style:display-name="Esquema 1" style:family="paragraph">
      <style:paragraph-properties style:text-autospace="none" fo:margin-bottom="0.1965in"/>
      <style:text-properties style:font-name="Tahoma" style:font-name-asian="Tahoma" fo:font-size="20pt" style:font-size-asian="20pt" style:font-size-complex="20pt" fo:hyphenate="false"/>
    </style:style>
    <style:style style:name="Esquema2" style:display-name="Esquema 2" style:family="paragraph" style:parent-style-name="Esquema1">
      <style:paragraph-properties fo:margin-bottom="0.1576in"/>
      <style:text-properties fo:hyphenate="false"/>
    </style:style>
    <style:style style:name="Esquema3" style:display-name="Esquema 3" style:family="paragraph" style:parent-style-name="Esquema2">
      <style:paragraph-properties fo:margin-bottom="0.118in"/>
      <style:text-properties fo:hyphenate="false"/>
    </style:style>
    <style:style style:name="Esquema4" style:display-name="Esquema 4" style:family="paragraph" style:parent-style-name="Esquema3">
      <style:paragraph-properties fo:margin-bottom="0.0784in"/>
      <style:text-properties fo:hyphenate="false"/>
    </style:style>
    <style:style style:name="Esquema5" style:display-name="Esquema 5" style:family="paragraph" style:parent-style-name="Esquema4">
      <style:paragraph-properties fo:margin-bottom="0.0395in"/>
      <style:text-properties fo:hyphenate="false"/>
    </style:style>
    <style:style style:name="Esquema6" style:display-name="Esquema 6" style:family="paragraph" style:parent-style-name="Esquema5">
      <style:text-properties fo:hyphenate="false"/>
    </style:style>
    <style:style style:name="Esquema7" style:display-name="Esquema 7" style:family="paragraph" style:parent-style-name="Esquema6">
      <style:text-properties fo:hyphenate="false"/>
    </style:style>
    <style:style style:name="Esquema8" style:display-name="Esquema 8" style:family="paragraph" style:parent-style-name="Esquema7">
      <style:text-properties fo:hyphenate="false"/>
    </style:style>
    <style:style style:name="Esquema9" style:display-name="Esquema 9" style:family="paragraph" style:parent-style-name="Esquema8">
      <style:text-properties fo:hyphenate="false"/>
    </style:style>
    <style:style style:name="Headinguser" style:display-name="Heading (user)" style:family="paragraph">
      <style:paragraph-properties style:text-autospace="none" fo:margin-top="0.2937in" fo:margin-bottom="0.1472in"/>
      <style:text-properties style:font-name="Arial" style:font-name-asian="Arial" style:font-name-complex="Arial" fo:font-size="14pt" style:font-size-asian="14pt" style:font-size-complex="14pt" fo:hyphenate="false"/>
    </style:style>
    <style:style style:name="Textoindependiente" style:display-name="Texto independiente" style:family="paragraph">
      <style:paragraph-properties style:text-autospace="none" fo:margin-bottom="0.1472in"/>
      <style:text-properties style:font-name-asian="Times New Roman" style:font-name-complex="Times New Roman" fo:hyphenate="false"/>
    </style:style>
    <style:style style:name="Indexuser" style:display-name="Index (user)" style:family="paragraph">
      <style:paragraph-properties style:text-autospace="none"/>
      <style:text-properties style:font-name-asian="Times New Roman" style:font-name-complex="Times New Roman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1388in"/>
      </style:footer-style>
    </style:page-layout>
    <style:style style:name="TableColumn3" style:family="table-column">
      <style:table-column-properties style:column-width="1.6in" style:use-optimal-column-width="false"/>
    </style:style>
    <style:style style:name="TableColumn4" style:family="table-column">
      <style:table-column-properties style:column-width="5.0965in" style:use-optimal-column-width="false"/>
    </style:style>
    <style:style style:name="Table2" style:family="table">
      <style:table-properties style:width="6.6965in" fo:margin-left="0in" table:align="left"/>
    </style:style>
    <style:style style:name="TableRow5" style:family="table-row">
      <style:table-row-properties style:min-row-height="0.7381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9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0" style:parent-style-name="Encabezado" style:family="paragraph">
      <style:paragraph-properties fo:text-align="center"/>
      <style:text-properties fo:font-weight="bold" style:font-weight-asian="bold" style:font-weight-complex="bold" fo:font-size="10.5pt" style:font-size-asian="10.5pt" style:font-size-complex="10.5pt"/>
    </style:style>
    <style:style style:name="P11" style:parent-style-name="Encabezado" style:family="paragraph">
      <style:paragraph-properties fo:text-align="center"/>
      <style:text-properties fo:font-weight="bold" style:font-weight-asian="bold" style:font-weight-complex="bold" fo:font-size="6pt" style:font-size-asian="6pt" style:font-size-complex="6pt"/>
    </style:style>
    <style:style style:name="P12" style:parent-style-name="Encabezado" style:family="paragraph">
      <style:text-properties fo:font-weight="bold" style:font-weight-asian="bold" style:font-weight-complex="bold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draw:frame draw:z-index="251659264" draw:style-name="a0" draw:name="gráficos1" text:anchor-type="paragraph" svg:x="0in" svg:y="0in" svg:width="1.52283in" svg:height="0.59646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7">
              <text:p text:style-name="P8"/>
              <text:p text:style-name="P9">DATU-BASEAK</text:p>
              <text:p text:style-name="P10">BASE DE DATOS</text:p>
              <text:p text:style-name="P11"/>
            </table:table-cell>
          </table:table-row>
        </table:table>
        <text:p text:style-name="P12"/>
        <text:p text:style-name="Encabezado">ABIZENAK/APELLIDOS: <text:s/>Olmo Hernando <text:s text:c="14"/>DATA/FECHA:<text:s/></text:p>
        <text:p text:style-name="Encabezado">IZENA/NOMBRE: <text:s text:c="3"/>Miguel <text:s text:c="39"/>TALDEA/GRUPO: 1G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. I-I.</meta:initial-creator>
    <dc:creator>MIGUEL</dc:creator>
    <meta:creation-date>2018-04-18T20:53:00Z</meta:creation-date>
    <dc:date>2018-04-18T20:53:00Z</dc:date>
    <meta:print-date>2016-09-19T16:39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503" meta:character-count="3268" meta:row-count="23" meta:non-whitespace-character-count="2771"/>
  </office:meta>
</office:document-meta>
</file>